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start"/>
      <style:text-properties style:font-name="Segoe UI" fo:font-size="28pt" style:font-size-asian="28pt" style:font-size-complex="28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819</text:span></text:p>
            <text:p text:style-name="P1"><text:span text:style-name="T2">“</text:span><text:span text:style-name="T2">Sing Praise to God, the Highest Go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1.</text:span><text:span text:style-name="T4"> Sing praise to God, the highest good,</text:span></text:p>
            <text:p text:style-name="P1"><text:span text:style-name="T4">The author of creation,</text:span></text:p>
            <text:p text:style-name="P1"><text:span text:style-name="T4">The God of love who understood</text:span></text:p>
            <text:p text:style-name="P1"><text:span text:style-name="T4">Our need for His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384cm" svg:height="5.321cm" svg:x="1.778cm" svg:y="0.762cm">
          <draw:text-box>
            <text:p text:style-name="P1"><text:span text:style-name="T4">With healing balm our souls He fills</text:span></text:p>
            <text:p text:style-name="P1"><text:span text:style-name="T4">And ev’ry faithless murmur stills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2.</text:span><text:span text:style-name="T4"> What God’s almighty pow’r has made,</text:span></text:p>
            <text:p text:style-name="P1"><text:span text:style-name="T4">In mercy He is keeping.</text:span></text:p>
            <text:p text:style-name="P1"><text:span text:style-name="T4">By morning glow or evening shade</text:span></text:p>
            <text:p text:style-name="P1"><text:span text:style-name="T4">His eye is never sl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4.384cm" svg:height="5.321cm" svg:x="1.778cm" svg:y="0.762cm">
          <draw:text-box>
            <text:p text:style-name="P1"><text:span text:style-name="T4">Within the kingdom of His might</text:span></text:p>
            <text:p text:style-name="P1"><text:span text:style-name="T4">All things are just and good and right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3.</text:span><text:span text:style-name="T4"> We sought the Lord in our distress;</text:span></text:p>
            <text:p text:style-name="P1"><text:span text:style-name="T4">O God, in mercy hear us.</text:span></text:p>
            <text:p text:style-name="P1"><text:span text:style-name="T4">Our Savior saw our helplessness</text:span></text:p>
            <text:p text:style-name="P1"><text:span text:style-name="T4">And came with peace to chee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4.384cm" svg:height="5.321cm" svg:x="1.778cm" svg:y="0.762cm">
          <draw:text-box>
            <text:p text:style-name="P1"><text:span text:style-name="T4">For this we thank and praise the Lord,</text:span></text:p>
            <text:p text:style-name="P1"><text:span text:style-name="T4">Who is by one and all adored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4.</text:span><text:span text:style-name="T4"> He never shall forsake His flock,</text:span></text:p>
            <text:p text:style-name="P1"><text:span text:style-name="T4">His chosen generation;</text:span></text:p>
            <text:p text:style-name="P1"><text:span text:style-name="T4">He is their refuge and their rock,</text:span></text:p>
            <text:p text:style-name="P1"><text:span text:style-name="T4">Their peace and their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4" draw:layer="layout" svg:width="24.384cm" svg:height="5.321cm" svg:x="1.778cm" svg:y="0.762cm">
          <draw:text-box>
            <text:p text:style-name="P1"><text:span text:style-name="T4">As with a mother’s tender hand,</text:span></text:p>
            <text:p text:style-name="P1"><text:span text:style-name="T4">He leads His own, His chosen band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3">5.</text:span><text:span text:style-name="T4"> All who confess Christ’s holy name,</text:span></text:p>
            <text:p text:style-name="P1"><text:span text:style-name="T4">Give God the praise and glory.</text:span></text:p>
            <text:p text:style-name="P1"><text:span text:style-name="T4">Let all who know His pow’r proclaim</text:span></text:p>
            <text:p text:style-name="P1"><text:span text:style-name="T4">Aloud the wondrous s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4" draw:layer="layout" svg:width="24.384cm" svg:height="11.901cm" svg:x="1.778cm" svg:y="0.762cm">
          <draw:text-box>
            <text:p text:style-name="P1"><text:span text:style-name="T4">Cast ev’ry idol from its throne,</text:span></text:p>
            <text:p text:style-name="P1"><text:span text:style-name="T4">For God is God, and He alone:</text:span></text:p>
            <text:p text:style-name="P1"><text:span text:style-name="T4">To God all praise and glory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0:43:20.205000000</meta:creation-date>
    <dc:date>2018-09-13T18:59:09.898000000</dc:date>
    <meta:editing-duration>PT11M57S</meta:editing-duration>
    <meta:editing-cycles>11</meta:editing-cycles>
    <meta:generator>LibreOffice/6.0.5.2$Windows_X86_64 LibreOffice_project/54c8cbb85f300ac59db32fe8a675ff7683cd5a16</meta:generator>
    <meta:document-statistic meta:object-count="54"/>
  </office:meta>
</office:document-meta>
</file>